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ick Bean and Rice Soup</text:p>
      <text:p text:style-name="P6">~This meal will only be quick if you had pre-cooked your beans and rice as in your freezer.</text:p>
      <text:p text:style-name="P6"/>
      <text:p text:style-name="P2">2 to 3 cups cooked beans</text:p>
      <text:p text:style-name="P2">1 cup cooked rice</text:p>
      <text:p text:style-name="P2">1 cup frozen peas</text:p>
      <text:p text:style-name="P2">1 carrot, grated</text:p>
      <text:p text:style-name="P2">6 cups water</text:p>
      <text:p text:style-name="P2">3 bullion cubes</text:p>
      <text:p text:style-name="P2">Salt to taste</text:p>
      <text:p text:style-name="P2"/>
      <text:p text:style-name="P2">Combine all ingredients in a 4 or 6qt. and heat until hot and bubbly. Serve with homemade whole</text:p>
      <text:p text:style-name="P2">wheat toast and fruit. If you would like this spicy you can add 1T taco seaso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37:21.48</dc:date>
    <dc:creator>Crystal Miller</dc:creator>
    <meta:editing-duration>PT4M5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1" meta:word-count="83" meta:character-count="406"/>
  </office:meta>
</office:document-meta>
</file>